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T1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paragraph-properties fo:text-align="center"/>
    </style:style>
    <style:style style:name="T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center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Standard" style:family="paragraph"/>
    <style:style style:name="P61" style:parent-style-name="Standard" style:family="paragraph"/>
    <style:style style:name="P62" style:parent-style-name="Standard" style:family="paragraph"/>
    <style:style style:name="P63" style:parent-style-name="Standard" style:family="paragraph"/>
    <style:style style:name="P64" style:parent-style-name="Standard" style:family="paragraph"/>
    <style:style style:name="P65" style:parent-style-name="Standard" style:family="paragraph"/>
    <style:style style:name="P66" style:parent-style-name="Standard" style:family="paragraph"/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Standard" style:family="paragraph"/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Standard" style:family="paragraph"/>
    <style:style style:name="P81" style:parent-style-name="Standard" style:family="paragraph"/>
    <style:style style:name="P82" style:parent-style-name="Standard" style:family="paragraph"/>
    <style:style style:name="P83" style:parent-style-name="Standard" style:family="paragraph"/>
    <style:style style:name="P84" style:parent-style-name="Standard" style:family="paragraph"/>
    <style:style style:name="P85" style:parent-style-name="Standard" style:family="paragraph"/>
    <style:style style:name="P86" style:parent-style-name="Standard" style:family="paragraph"/>
    <style:style style:name="P87" style:parent-style-name="Standard" style:family="paragraph"/>
    <style:style style:name="P88" style:parent-style-name="Standard" style:family="paragraph"/>
    <style:style style:name="P89" style:parent-style-name="Standard" style:family="paragraph"/>
    <style:style style:name="P90" style:parent-style-name="Standard" style:family="paragraph"/>
    <style:style style:name="P91" style:parent-style-name="Standard" style:family="paragraph"/>
    <style:style style:name="P92" style:parent-style-name="Standard" style:family="paragraph"/>
    <style:style style:name="P93" style:parent-style-name="Standard" style:family="paragraph"/>
    <style:style style:name="P94" style:parent-style-name="Standard" style:family="paragraph"/>
    <style:style style:name="P95" style:parent-style-name="Standard" style:family="paragraph"/>
    <style:style style:name="P96" style:parent-style-name="Standard" style:family="paragraph"/>
    <style:style style:name="P97" style:parent-style-name="Standard" style:family="paragraph"/>
    <style:style style:name="P98" style:parent-style-name="Standard" style:family="paragraph"/>
    <style:style style:name="P99" style:parent-style-name="Standard" style:family="paragraph"/>
    <style:style style:name="P100" style:parent-style-name="Standard" style:family="paragraph"/>
    <style:style style:name="P101" style:parent-style-name="Standard" style:family="paragraph"/>
    <style:style style:name="P102" style:parent-style-name="Standard" style:family="paragraph"/>
    <style:style style:name="P103" style:parent-style-name="Standard" style:family="paragraph"/>
    <style:style style:name="P104" style:parent-style-name="Standard" style:family="paragraph"/>
    <style:style style:name="P105" style:parent-style-name="Standard" style:family="paragraph"/>
    <style:style style:name="P106" style:parent-style-name="Standard" style:family="paragraph"/>
    <style:style style:name="P107" style:parent-style-name="Standard" style:family="paragraph"/>
    <style:style style:name="P108" style:parent-style-name="Standard" style:family="paragraph"/>
    <style:style style:name="P109" style:parent-style-name="Standard" style:family="paragraph"/>
    <style:style style:name="P110" style:parent-style-name="Standard" style:family="paragraph"/>
    <style:style style:name="P111" style:parent-style-name="Standard" style:family="paragraph"/>
    <style:style style:name="P112" style:parent-style-name="Standard" style:family="paragraph"/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/>
    <style:style style:name="P117" style:parent-style-name="Standard" style:family="paragraph"/>
    <style:style style:name="P118" style:parent-style-name="Standard" style:family="paragraph"/>
    <style:style style:name="P119" style:parent-style-name="Standard" style:family="paragraph"/>
    <style:style style:name="P120" style:parent-style-name="Standard" style:family="paragraph"/>
    <style:style style:name="P121" style:parent-style-name="Standard" style:family="paragraph"/>
    <style:style style:name="P122" style:parent-style-name="Standard" style:family="paragraph"/>
    <style:style style:name="P123" style:parent-style-name="Standard" style:family="paragraph"/>
    <style:style style:name="P124" style:parent-style-name="Standard" style:family="paragraph"/>
    <style:style style:name="P125" style:parent-style-name="Standard" style:family="paragraph"/>
    <style:style style:name="P126" style:parent-style-name="Standard" style:family="paragraph"/>
    <style:style style:name="P127" style:parent-style-name="Standard" style:family="paragraph"/>
    <style:style style:name="P128" style:parent-style-name="Standard" style:family="paragraph"/>
    <style:style style:name="P129" style:parent-style-name="Standard" style:family="paragraph"/>
    <style:style style:name="P130" style:parent-style-name="Standard" style:family="paragraph"/>
    <style:style style:name="P131" style:parent-style-name="Standard" style:family="paragraph"/>
    <style:style style:name="P132" style:parent-style-name="Standard" style:family="paragraph"/>
    <style:style style:name="P133" style:parent-style-name="Standard" style:family="paragraph"/>
    <style:style style:name="P134" style:parent-style-name="Standard" style:family="paragraph"/>
    <style:style style:name="P135" style:parent-style-name="Standard" style:family="paragraph"/>
    <style:style style:name="P136" style:parent-style-name="Standard" style:family="paragraph"/>
    <style:style style:name="P137" style:parent-style-name="Standard" style:family="paragraph"/>
    <style:style style:name="P138" style:parent-style-name="Standard" style:family="paragraph"/>
    <style:style style:name="P139" style:parent-style-name="Standard" style:family="paragraph"/>
    <style:style style:name="P140" style:parent-style-name="Standard" style:family="paragraph"/>
    <style:style style:name="P141" style:parent-style-name="Standard" style:family="paragraph"/>
    <style:style style:name="P142" style:parent-style-name="Standard" style:family="paragraph"/>
    <style:style style:name="P143" style:parent-style-name="Standard" style:family="paragraph"/>
    <style:style style:name="P144" style:parent-style-name="Standard" style:family="paragraph"/>
    <style:style style:name="P145" style:parent-style-name="Standard" style:family="paragraph"/>
    <style:style style:name="P146" style:parent-style-name="Standard" style:family="paragraph"/>
    <style:style style:name="P147" style:parent-style-name="Standard" style:family="paragraph"/>
    <style:style style:name="P148" style:parent-style-name="Standard" style:family="paragraph"/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/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/>
    <style:style style:name="P156" style:parent-style-name="Standard" style:family="paragraph"/>
    <style:style style:name="P157" style:parent-style-name="Standard" style:family="paragraph"/>
    <style:style style:name="P158" style:parent-style-name="Standard" style:family="paragraph"/>
    <style:style style:name="P159" style:parent-style-name="Standard" style:family="paragraph"/>
    <style:style style:name="P160" style:parent-style-name="Standard" style:family="paragraph"/>
    <style:style style:name="P161" style:parent-style-name="Standard" style:family="paragraph"/>
    <style:style style:name="P162" style:parent-style-name="Standard" style:family="paragraph"/>
    <style:style style:name="P163" style:parent-style-name="Standard" style:family="paragraph"/>
    <style:style style:name="P164" style:parent-style-name="Standard" style:family="paragraph"/>
    <style:style style:name="P165" style:parent-style-name="Standard" style:family="paragraph"/>
    <style:style style:name="P166" style:parent-style-name="Standard" style:family="paragraph"/>
    <style:style style:name="P167" style:parent-style-name="Standard" style:family="paragraph"/>
    <style:style style:name="P168" style:parent-style-name="Standard" style:family="paragraph"/>
    <style:style style:name="P169" style:parent-style-name="Standard" style:family="paragraph"/>
    <style:style style:name="P170" style:parent-style-name="Standard" style:family="paragraph"/>
    <style:style style:name="P171" style:parent-style-name="Standard" style:family="paragraph"/>
    <style:style style:name="P172" style:parent-style-name="Standard" style:family="paragraph"/>
    <style:style style:name="P173" style:parent-style-name="Standard" style:family="paragraph"/>
    <style:style style:name="P174" style:parent-style-name="Standard" style:family="paragraph"/>
    <style:style style:name="P175" style:parent-style-name="Standard" style:family="paragraph"/>
    <style:style style:name="P176" style:parent-style-name="Standard" style:family="paragraph"/>
    <style:style style:name="P177" style:parent-style-name="Standard" style:family="paragraph"/>
    <style:style style:name="P178" style:parent-style-name="Standard" style:family="paragraph"/>
    <style:style style:name="P179" style:parent-style-name="Standard" style:family="paragraph"/>
    <style:style style:name="P180" style:parent-style-name="Standard" style:family="paragraph"/>
    <style:style style:name="P181" style:parent-style-name="Standard" style:family="paragraph"/>
    <style:style style:name="P182" style:parent-style-name="Standard" style:family="paragraph"/>
    <style:style style:name="P183" style:parent-style-name="Standard" style:family="paragraph"/>
    <style:style style:name="P184" style:parent-style-name="Standard" style:family="paragraph"/>
    <style:style style:name="P185" style:parent-style-name="Standard" style:family="paragraph"/>
    <style:style style:name="P186" style:parent-style-name="Standard" style:family="paragraph"/>
    <style:style style:name="P187" style:parent-style-name="Standard" style:family="paragraph"/>
    <style:style style:name="P188" style:parent-style-name="Standard" style:family="paragraph"/>
    <style:style style:name="P189" style:parent-style-name="Standard" style:family="paragraph"/>
    <style:style style:name="P190" style:parent-style-name="Standard" style:family="paragraph"/>
    <style:style style:name="P191" style:parent-style-name="Standard" style:family="paragraph"/>
    <style:style style:name="P192" style:parent-style-name="Standard" style:family="paragraph"/>
    <style:style style:name="P193" style:parent-style-name="Standard" style:family="paragraph"/>
    <style:style style:name="P194" style:parent-style-name="Standard" style:family="paragraph"/>
    <style:style style:name="P195" style:parent-style-name="Standard" style:family="paragraph"/>
    <style:style style:name="P196" style:parent-style-name="Standard" style:family="paragraph"/>
    <style:style style:name="P197" style:parent-style-name="Standard" style:family="paragraph"/>
    <style:style style:name="P198" style:parent-style-name="Standard" style:family="paragraph"/>
    <style:style style:name="P199" style:parent-style-name="Standard" style:family="paragraph"/>
    <style:style style:name="P200" style:parent-style-name="Standard" style:family="paragraph"/>
    <style:style style:name="P201" style:parent-style-name="Standard" style:family="paragraph"/>
    <style:style style:name="P202" style:parent-style-name="Standard" style:family="paragraph"/>
    <style:style style:name="P203" style:parent-style-name="Standard" style:family="paragraph"/>
    <style:style style:name="P204" style:parent-style-name="Standard" style:family="paragraph"/>
    <style:style style:name="P205" style:parent-style-name="Standard" style:family="paragraph"/>
    <style:style style:name="P206" style:parent-style-name="Standard" style:family="paragraph"/>
    <style:style style:name="P207" style:parent-style-name="Standard" style:family="paragraph"/>
    <style:style style:name="P208" style:parent-style-name="Standard" style:family="paragraph"/>
    <style:style style:name="P209" style:parent-style-name="Standard" style:family="paragraph"/>
    <style:style style:name="P210" style:parent-style-name="Standard" style:family="paragraph"/>
    <style:style style:name="P211" style:parent-style-name="Standard" style:family="paragraph"/>
    <style:style style:name="P212" style:parent-style-name="Standard" style:family="paragraph"/>
    <style:style style:name="P213" style:parent-style-name="Standard" style:family="paragraph"/>
    <style:style style:name="P214" style:parent-style-name="Standard" style:family="paragraph"/>
    <style:style style:name="P215" style:parent-style-name="Standard" style:family="paragraph"/>
    <style:style style:name="P216" style:parent-style-name="Standard" style:family="paragraph"/>
    <style:style style:name="P217" style:parent-style-name="Standard" style:family="paragraph"/>
    <style:style style:name="P218" style:parent-style-name="Standard" style:family="paragraph"/>
    <style:style style:name="P219" style:parent-style-name="Standard" style:family="paragraph"/>
    <style:style style:name="P220" style:parent-style-name="Standard" style:family="paragraph"/>
    <style:style style:name="P221" style:parent-style-name="Standard" style:family="paragraph"/>
    <style:style style:name="P222" style:parent-style-name="Standard" style:family="paragraph"/>
    <style:style style:name="P223" style:parent-style-name="Standard" style:family="paragraph"/>
    <style:style style:name="P224" style:parent-style-name="Standard" style:family="paragraph"/>
    <style:style style:name="P225" style:parent-style-name="Standard" style:family="paragraph"/>
    <style:style style:name="P226" style:parent-style-name="Standard" style:family="paragraph"/>
    <style:style style:name="P227" style:parent-style-name="Standard" style:family="paragraph"/>
    <style:style style:name="P228" style:parent-style-name="Standard" style:family="paragraph"/>
    <style:style style:name="P229" style:parent-style-name="Standard" style:family="paragraph"/>
    <style:style style:name="P230" style:parent-style-name="Standard" style:family="paragraph"/>
    <style:style style:name="P231" style:parent-style-name="Standard" style:family="paragraph"/>
    <style:style style:name="P232" style:parent-style-name="Standard" style:family="paragraph"/>
    <style:style style:name="P233" style:parent-style-name="Standard" style:family="paragraph"/>
    <style:style style:name="P234" style:parent-style-name="Standard" style:family="paragraph"/>
    <style:style style:name="P235" style:parent-style-name="Standard" style:family="paragraph"/>
    <style:style style:name="P236" style:parent-style-name="Standard" style:family="paragraph"/>
    <style:style style:name="P237" style:parent-style-name="Standard" style:family="paragraph"/>
    <style:style style:name="P238" style:parent-style-name="Standard" style:family="paragraph"/>
    <style:style style:name="P239" style:parent-style-name="Standard" style:family="paragraph"/>
    <style:style style:name="P240" style:parent-style-name="Standard" style:family="paragraph"/>
    <style:style style:name="P241" style:parent-style-name="Standard" style:family="paragraph"/>
    <style:style style:name="P242" style:parent-style-name="Standard" style:family="paragraph"/>
    <style:style style:name="P243" style:parent-style-name="Standard" style:family="paragraph"/>
    <style:style style:name="P244" style:parent-style-name="Standard" style:family="paragraph"/>
    <style:style style:name="P245" style:parent-style-name="Standard" style:family="paragraph"/>
    <style:style style:name="P246" style:parent-style-name="Standard" style:family="paragraph"/>
    <style:style style:name="P247" style:parent-style-name="Standard" style:family="paragraph"/>
    <style:style style:name="P248" style:parent-style-name="Standard" style:family="paragraph"/>
    <style:style style:name="P249" style:parent-style-name="Standard" style:family="paragraph"/>
    <style:style style:name="P250" style:parent-style-name="Standard" style:family="paragraph"/>
    <style:style style:name="P251" style:parent-style-name="Standard" style:family="paragraph"/>
    <style:style style:name="P252" style:parent-style-name="Standard" style:family="paragraph"/>
    <style:style style:name="P253" style:parent-style-name="Standard" style:family="paragraph"/>
    <style:style style:name="P254" style:parent-style-name="Standard" style:family="paragraph"/>
    <style:style style:name="P255" style:parent-style-name="Standard" style:family="paragraph"/>
    <style:style style:name="P256" style:parent-style-name="Standard" style:family="paragraph"/>
    <style:style style:name="P257" style:parent-style-name="Standard" style:family="paragraph"/>
    <style:style style:name="P258" style:parent-style-name="Standard" style:family="paragraph"/>
    <style:style style:name="P259" style:parent-style-name="Standard" style:family="paragraph"/>
    <style:style style:name="P260" style:parent-style-name="Standard" style:family="paragraph"/>
    <style:style style:name="P261" style:parent-style-name="Standard" style:family="paragraph"/>
    <style:style style:name="P262" style:parent-style-name="Standard" style:family="paragraph"/>
    <style:style style:name="P263" style:parent-style-name="Standard" style:family="paragraph"/>
    <style:style style:name="P264" style:parent-style-name="Standard" style:family="paragraph"/>
    <style:style style:name="P265" style:parent-style-name="Standard" style:family="paragraph"/>
    <style:style style:name="P266" style:parent-style-name="Standard" style:family="paragraph"/>
    <style:style style:name="P267" style:parent-style-name="Standard" style:family="paragraph"/>
    <style:style style:name="P268" style:parent-style-name="Standard" style:family="paragraph"/>
    <style:style style:name="P269" style:parent-style-name="Standard" style:family="paragraph"/>
    <style:style style:name="P270" style:parent-style-name="Standard" style:family="paragraph"/>
    <style:style style:name="P271" style:parent-style-name="Standard" style:family="paragraph"/>
    <style:style style:name="P272" style:parent-style-name="Standard" style:family="paragraph"/>
    <style:style style:name="P273" style:parent-style-name="Standard" style:family="paragraph"/>
    <style:style style:name="P274" style:parent-style-name="Standard" style:family="paragraph"/>
    <style:style style:name="P275" style:parent-style-name="Standard" style:family="paragraph"/>
    <style:style style:name="P276" style:parent-style-name="Standard" style:family="paragraph"/>
    <style:style style:name="P277" style:parent-style-name="Standard" style:family="paragraph"/>
    <style:style style:name="P278" style:parent-style-name="Standard" style:family="paragraph"/>
    <style:style style:name="P279" style:parent-style-name="Standard" style:family="paragraph"/>
    <style:style style:name="P280" style:parent-style-name="Standard" style:family="paragraph"/>
    <style:style style:name="P281" style:parent-style-name="Standard" style:family="paragraph"/>
    <style:style style:name="P282" style:parent-style-name="Standard" style:family="paragraph"/>
    <style:style style:name="P283" style:parent-style-name="Standard" style:family="paragraph"/>
    <style:style style:name="P284" style:parent-style-name="Standard" style:family="paragraph"/>
    <style:style style:name="P285" style:parent-style-name="Standard" style:family="paragraph"/>
    <style:style style:name="P286" style:parent-style-name="Standard" style:family="paragraph"/>
    <style:style style:name="P287" style:parent-style-name="Standard" style:family="paragraph"/>
    <style:style style:name="P288" style:parent-style-name="Standard" style:family="paragraph"/>
    <style:style style:name="P289" style:parent-style-name="Standard" style:family="paragraph"/>
    <style:style style:name="P290" style:parent-style-name="Standard" style:family="paragraph"/>
    <style:style style:name="P291" style:parent-style-name="Standard" style:family="paragraph"/>
    <style:style style:name="P292" style:parent-style-name="Standard" style:family="paragraph"/>
    <style:style style:name="P293" style:parent-style-name="Standard" style:family="paragraph"/>
    <style:style style:name="P294" style:parent-style-name="Standard" style:family="paragraph"/>
    <style:style style:name="P295" style:parent-style-name="Standard" style:family="paragraph"/>
    <style:style style:name="P296" style:parent-style-name="Standard" style:family="paragraph"/>
    <style:style style:name="P297" style:parent-style-name="Standard" style:family="paragraph"/>
    <style:style style:name="P298" style:parent-style-name="Standard" style:family="paragraph"/>
    <style:style style:name="P299" style:parent-style-name="Standard" style:family="paragraph"/>
    <style:style style:name="P300" style:parent-style-name="Standard" style:family="paragraph"/>
    <style:style style:name="P301" style:parent-style-name="Standard" style:family="paragraph"/>
    <style:style style:name="P302" style:parent-style-name="Standard" style:family="paragraph"/>
    <style:style style:name="P303" style:parent-style-name="Standard" style:family="paragraph"/>
    <style:style style:name="P304" style:parent-style-name="Standard" style:family="paragraph"/>
    <style:style style:name="P305" style:parent-style-name="Standard" style:family="paragraph"/>
    <style:style style:name="P306" style:parent-style-name="Standard" style:family="paragraph"/>
    <style:style style:name="P307" style:parent-style-name="Standard" style:family="paragraph"/>
    <style:style style:name="P308" style:parent-style-name="Standard" style:family="paragraph"/>
    <style:style style:name="P309" style:parent-style-name="Standard" style:family="paragraph"/>
    <style:style style:name="P310" style:parent-style-name="Standard" style:family="paragraph"/>
    <style:style style:name="P311" style:parent-style-name="Standard" style:family="paragraph"/>
    <style:style style:name="P312" style:parent-style-name="Standard" style:family="paragraph"/>
    <style:style style:name="P313" style:parent-style-name="Standard" style:family="paragraph"/>
    <style:style style:name="P314" style:parent-style-name="Standard" style:family="paragraph"/>
    <style:style style:name="P315" style:parent-style-name="Standard" style:family="paragraph"/>
    <style:style style:name="P316" style:parent-style-name="Standard" style:family="paragraph"/>
    <style:style style:name="P317" style:parent-style-name="Standard" style:family="paragraph"/>
    <style:style style:name="P318" style:parent-style-name="Standard" style:family="paragraph"/>
    <style:style style:name="P319" style:parent-style-name="Standard" style:family="paragraph"/>
    <style:style style:name="P320" style:parent-style-name="Standard" style:family="paragraph"/>
    <style:style style:name="P321" style:parent-style-name="Standard" style:family="paragraph"/>
    <style:style style:name="P322" style:parent-style-name="Standard" style:family="paragraph"/>
    <style:style style:name="P323" style:parent-style-name="Standard" style:family="paragraph"/>
    <style:style style:name="P324" style:parent-style-name="Standard" style:family="paragraph"/>
    <style:style style:name="P325" style:parent-style-name="Standard" style:family="paragraph"/>
    <style:style style:name="P326" style:parent-style-name="Standard" style:family="paragraph"/>
    <style:style style:name="P327" style:parent-style-name="Standard" style:family="paragraph"/>
    <style:style style:name="P328" style:parent-style-name="Standard" style:family="paragraph"/>
    <style:style style:name="P329" style:parent-style-name="Standard" style:family="paragraph"/>
    <style:style style:name="P330" style:parent-style-name="Standard" style:family="paragraph"/>
    <style:style style:name="P331" style:parent-style-name="Standard" style:family="paragraph"/>
    <style:style style:name="P332" style:parent-style-name="Standard" style:family="paragraph"/>
    <style:style style:name="P333" style:parent-style-name="Standard" style:family="paragraph"/>
    <style:style style:name="P334" style:parent-style-name="Standard" style:family="paragraph"/>
    <style:style style:name="P335" style:parent-style-name="Standard" style:family="paragraph"/>
    <style:style style:name="P336" style:parent-style-name="Standard" style:family="paragraph"/>
    <style:style style:name="P337" style:parent-style-name="Standard" style:family="paragraph"/>
    <style:style style:name="P338" style:parent-style-name="Standard" style:family="paragraph"/>
    <style:style style:name="P339" style:parent-style-name="Standard" style:family="paragraph"/>
    <style:style style:name="P340" style:parent-style-name="Standard" style:family="paragraph"/>
    <style:style style:name="P341" style:parent-style-name="Standard" style:family="paragraph"/>
    <style:style style:name="P342" style:parent-style-name="Standard" style:family="paragraph"/>
    <style:style style:name="P343" style:parent-style-name="Standard" style:family="paragraph"/>
    <style:style style:name="P344" style:parent-style-name="Standard" style:family="paragraph"/>
    <style:style style:name="P345" style:parent-style-name="Standard" style:family="paragraph"/>
    <style:style style:name="P346" style:parent-style-name="Standard" style:family="paragraph"/>
    <style:style style:name="P347" style:parent-style-name="Standard" style:family="paragraph"/>
    <style:style style:name="P348" style:parent-style-name="Standard" style:family="paragraph"/>
    <style:style style:name="P349" style:parent-style-name="Standard" style:family="paragraph"/>
    <style:style style:name="P350" style:parent-style-name="Standard" style:family="paragraph"/>
    <style:style style:name="P351" style:parent-style-name="Standard" style:family="paragraph"/>
    <style:style style:name="P352" style:parent-style-name="Standard" style:family="paragraph"/>
    <style:style style:name="P353" style:parent-style-name="Standard" style:family="paragraph"/>
    <style:style style:name="P354" style:parent-style-name="Standard" style:family="paragraph"/>
    <style:style style:name="P355" style:parent-style-name="Standard" style:family="paragraph"/>
    <style:style style:name="P356" style:parent-style-name="Standard" style:family="paragraph"/>
    <style:style style:name="P357" style:parent-style-name="Standard" style:family="paragraph"/>
    <style:style style:name="P358" style:parent-style-name="Standard" style:family="paragraph"/>
    <style:style style:name="P359" style:parent-style-name="Standard" style:family="paragraph"/>
    <style:style style:name="P360" style:parent-style-name="Standard" style:family="paragraph"/>
    <style:style style:name="P361" style:parent-style-name="Standard" style:family="paragraph"/>
    <style:style style:name="P362" style:parent-style-name="Standard" style:family="paragraph"/>
    <style:style style:name="P363" style:parent-style-name="Standard" style:family="paragraph"/>
    <style:style style:name="P364" style:parent-style-name="Standard" style:family="paragraph"/>
    <style:style style:name="P365" style:parent-style-name="Standard" style:family="paragraph"/>
    <style:style style:name="P366" style:parent-style-name="Standard" style:family="paragraph"/>
    <style:style style:name="P367" style:parent-style-name="Standard" style:family="paragraph"/>
    <style:style style:name="P368" style:parent-style-name="Standard" style:family="paragraph"/>
    <style:style style:name="P369" style:parent-style-name="Standard" style:family="paragraph"/>
    <style:style style:name="P370" style:parent-style-name="Standard" style:family="paragraph"/>
    <style:style style:name="P371" style:parent-style-name="Standard" style:family="paragraph"/>
    <style:style style:name="P372" style:parent-style-name="Standard" style:family="paragraph"/>
    <style:style style:name="P373" style:parent-style-name="Standard" style:family="paragraph"/>
    <style:style style:name="P374" style:parent-style-name="Standard" style:family="paragraph"/>
    <style:style style:name="P375" style:parent-style-name="Standard" style:family="paragraph"/>
    <style:style style:name="P376" style:parent-style-name="Standard" style:family="paragraph"/>
    <style:style style:name="P377" style:parent-style-name="Standard" style:family="paragraph"/>
    <style:style style:name="P378" style:parent-style-name="Standard" style:family="paragraph"/>
    <style:style style:name="P379" style:parent-style-name="Standard" style:family="paragraph"/>
    <style:style style:name="P380" style:parent-style-name="Standard" style:family="paragraph"/>
    <style:style style:name="P381" style:parent-style-name="Standard" style:family="paragraph"/>
    <style:style style:name="P382" style:parent-style-name="Standard" style:family="paragraph"/>
    <style:style style:name="P383" style:parent-style-name="Standard" style:family="paragraph"/>
    <style:style style:name="P384" style:parent-style-name="Standard" style:family="paragraph"/>
    <style:style style:name="P385" style:parent-style-name="Standard" style:family="paragraph"/>
    <style:style style:name="P386" style:parent-style-name="Standard" style:family="paragraph"/>
  </office:automatic-styles>
  <office:body>
    <office:text text:use-soft-page-breaks="true">
      <text:p text:style-name="P1">Maple Leaf Smart Board Programming notes</text:p>
      <text:p text:style-name="P2"/>
      <text:p text:style-name="P3">This should help with 1000 words, touch the picture</text:p>
      <text:p text:style-name="P4"><text:a xlink:href="https://stackoverflow.com/questions/34059937/how-to-make-part-of-an-image-clickable/34060142" office:target-frame-name="_top" xlink:show="replace"><text:span text:style-name="Hyperlink">https://stackoverflow.com/questions/34059937/how-to-make-part-of-an-image-clickable/34060142</text:span></text:a></text:p>
      <text:p text:style-name="P5"/>
      <text:p text:style-name="P6">Completed “Look at That” and “Can you find it?” except for any Youtube links</text:p>
      <text:p text:style-name="P7">^^^^^^^^^^^^^^* <text:s text:c="2"/>21/04/14 *^^^^^^^^^^^^^^^^^^^</text:p>
      <text:p text:style-name="P8"/>
      <text:p text:style-name="Standard">Started with Look at That in a new site because the main site was getting too big.</text:p>
      <text:p text:style-name="Standard">Completed SF 1.2 The Nap and Oh Cats</text:p>
      <text:p text:style-name="Standard">Completed LG2 Unit 5 and Unit 6</text:p>
      <text:p text:style-name="Standard">Completed 1000 Words K2 S2</text:p>
      <text:p text:style-name="Standard"/>
      <text:p text:style-name="Standard">Start<text:s/>working on 1000 Words</text:p>
      <text:p text:style-name="Standard">Tested LG U5 and 5 – Seems not to have mistakes</text:p>
      <text:p text:style-name="Standard">LG 2 U5 and U6 complete, but can still add coloring sheets</text:p>
      <text:p text:style-name="Standard">@ Edison – working on LG Unit 6 game and cartoon links<text:line-break/></text:p>
      <text:p text:style-name="P9">^^^^^^^^^^^^^^* <text:s text:c="2"/>21/04/13 *^^^^^^^^^^^^^^^^^^^</text:p>
      <text:p text:style-name="P10"/>
      <text:p text:style-name="P11">Completed Youtube and<text:s/>dictionary links</text:p>
      <text:p text:style-name="P12">^^^^^^^^^^^^^^* <text:s text:c="2"/>21/04/12 *^^^^^^^^^^^^^^^^^^^</text:p>
      <text:p text:style-name="P13"/>
      <text:p text:style-name="P14">Complete<text:s/><text:span text:style-name="T15">LG Unit 6</text:span>, 1<text:span text:style-name="T16">000 Words “At the Zoo”</text:span><text:s/>and<text:s/><text:span text:style-name="T17">SF What Did I see</text:span><text:s/>for Demo Lesson.</text:p>
      <text:p text:style-name="P18"/>
      <text:p text:style-name="P19">^^^^^^^^^^^^^^* <text:s text:c="2"/>21/04/10 *^^^^^^^^^^^^^^^^^^^</text:p>
      <text:p text:style-name="Standard"/>
      <text:p text:style-name="Standard">Lets Go link to LG website for games etc</text:p>
      <text:p text:style-name="Standard"/>
      <text:p text:style-name="Standard">Youtube</text:p>
      <text:p text:style-name="Standard"/>
      <text:p text:style-name="Standard">Completed addition of audio for K2 LG2 Unit 5 p40-47</text:p>
      <text:p text:style-name="Standard"/>
      <text:p text:style-name="Standard"/>
      <text:p text:style-name="Standard">If a second Audio button is required on a page try this<text:s/></text:p>
      <text:p text:style-name="Standard"/>
      <text:p text:style-name="Standard">&lt;audio id="myAudio2" autoplay loop&gt;</text:p>
      <text:p text:style-name="Standard"><text:s text:c="15"/>&lt;source src="Audio/LG2_U5_P47.wav" type="audio/mpeg"&gt;</text:p>
      <text:p text:style-name="Standard"><text:s text:c="15"/>This HTML5 player is not supported by your browser.</text:p>
      <text:p text:style-name="Standard"><text:s text:c="12"/>&lt;/audio&gt;</text:p>
      <text:p text:style-name="Standard"><text:s text:c="12"/>&lt;a class="btn btn-md btn-danger" onclick="aud_play_pause2()" href="javascript:void(0);" data-app-placeholder="Type Text"&gt;PLAY/ PAUSE&lt;/a&gt;<text:s/></text:p>
      <text:p text:style-name="Standard"/>
      <text:p text:style-name="Standard"/>
      <text:p text:style-name="Standard">/Audio/LG2_U5_P40.wav</text:p>
      <text:p text:style-name="Standard"/>
      <text:p text:style-name="Standard">../../page.html – takes you up<text:s/>2 directories and opens page.html</text:p>
      <text:p text:style-name="Standard">./dir1/dir2/page2.html takes you down 2 directories and opens page2.html</text:p>
      <text:p text:style-name="Standard"/>
      <text:p text:style-name="Standard">Building the folder structure and making sure the links still work</text:p>
      <text:p text:style-name="P20">^^^^^^^^^^^^^^^^* <text:s text:c="2"/>21/04/09 *^^^^^^^^^^^^^^^^^^^^^^</text:p>
      <text:p text:style-name="Standard">Put the buttons to the<text:s/>side for full screen 1000 Words and Reading pages</text:p>
      <text:p text:style-name="P21">^^^^^^^^^^^^^^^^* <text:s text:c="2"/>21/04/08 *^^^^^^^^^^^^^^^^^^^^^^</text:p>
      <text:p text:style-name="Standard">Got the Audio buttons working.</text:p>
      <text:p text:style-name="Standard"/>
      <text:p text:style-name="Standard">Put the Audio script in the site head file</text:p>
      <text:p text:style-name="Standard">Copy the audio object into the site’s html file</text:p>
      <text:p text:style-name="Standard"/>
      <text:p text:style-name="Standard"><text:tab/>&lt;br&gt;&lt;br&gt;&lt;br&gt;&lt;br&gt;&lt;br&gt;&lt;br&gt;&lt;br&gt;&lt;br&gt;</text:p>
      <text:p text:style-name="Standard"><text:s text:c="12"/>&lt;audio id="myAudio" autoplay loop&gt;</text:p>
      <text:p text:style-name="Standard"><text:s text:c="15"/>&lt;source src="Audio/LG2_U5_P47.wav" type="audio/mpeg"&gt;</text:p>
      <text:p text:style-name="Standard"><text:s text:c="15"/>This HTML5 player is not supported by your browser.</text:p>
      <text:p text:style-name="Standard"><text:s text:c="12"/>&lt;/audio&gt;</text:p>
      <text:p text:style-name="Standard"><text:s text:c="12"/>&lt;a class="btn btn-md btn-danger" onclick="aud_play_pause()" href="javascript:void(0);" data-app-placeholder="Type Text"&gt;PLAY/ PAUSE&lt;/a&gt;<text:s/></text:p>
      <text:p text:style-name="Standard"><text:s text:c="28"/></text:p>
      <text:p text:style-name="P22">^^^^^^^^^^^^^^^^* <text:s text:c="2"/>21/04/06 *^^^^^^^^^^^^^^^^^^^^^^</text:p>
      <text:p text:style-name="P23"/>
      <text:p text:style-name="P24"/>
      <text:p text:style-name="P25"><text:span text:style-name="T26">Maple Leaf</text:span></text:p>
      <text:p text:style-name="P27"><text:span text:style-name="T28">Future Classroom</text:span></text:p>
      <text:h text:style-name="Heading1" text:outline-level="1">Semester 1</text:h>
      <text:h text:style-name="Heading2" text:outline-level="2">K1</text:h>
      <text:list text:style-name="LFO6" text:continue-numbering="true">
        <text:list-item>
          <text:p text:style-name="P29">1000 Words</text:p>
          <text:list text:continue-numbering="true">
            <text:list-item>
              <text:p text:style-name="P30">Supermarket</text:p>
            </text:list-item>
            <text:list-item>
              <text:p text:style-name="P31">Shopping Center</text:p>
            </text:list-item>
            <text:list-item>
              <text:p text:style-name="P32">Bird Park</text:p>
            </text:list-item>
            <text:list-item>
              <text:p text:style-name="P33">At the Zoo</text:p>
            </text:list-item>
            <text:list-item>
              <text:p text:style-name="P34">At the Beach</text:p>
            </text:list-item>
            <text:list-item>
              <text:p text:style-name="P35">At the Circus</text:p>
            </text:list-item>
            <text:list-item>
              <text:p text:style-name="P36">In the Playground</text:p>
            </text:list-item>
          </text:list>
        </text:list-item>
        <text:list-item>
          <text:p text:style-name="P37">Let's Go</text:p>
          <text:list text:continue-numbering="true">
            <text:list-item>
              <text:p text:style-name="P38">Unit 5</text:p>
              <text:list text:continue-numbering="true">
                <text:list-item>
                  <text:p text:style-name="P39">p40</text:p>
                </text:list-item>
                <text:list-item>
                  <text:p text:style-name="P40">p42</text:p>
                </text:list-item>
                <text:list-item>
                  <text:p text:style-name="P41">p44</text:p>
                </text:list-item>
                <text:list-item>
                  <text:p text:style-name="P42">p46</text:p>
                </text:list-item>
              </text:list>
            </text:list-item>
            <text:list-item>
              <text:p text:style-name="P43">Unit 6</text:p>
              <text:list text:continue-numbering="true">
                <text:list-item>
                  <text:p text:style-name="P44">p48</text:p>
                </text:list-item>
                <text:list-item>
                  <text:p text:style-name="P45">p50</text:p>
                </text:list-item>
                <text:list-item>
                  <text:p text:style-name="P46">p52</text:p>
                </text:list-item>
                <text:list-item>
                  <text:p text:style-name="P47">p54</text:p>
                </text:list-item>
                <text:list-item>
                  <text:p text:style-name="P48">p56</text:p>
                </text:list-item>
              </text:list>
            </text:list-item>
            <text:list-item>
              <text:p text:style-name="P49">Unit 7</text:p>
              <text:list text:continue-numbering="true">
                <text:list-item>
                  <text:p text:style-name="P50">p58</text:p>
                </text:list-item>
                <text:list-item>
                  <text:p text:style-name="P51">p60</text:p>
                </text:list-item>
                <text:list-item>
                  <text:p text:style-name="P52">p62</text:p>
                </text:list-item>
                <text:list-item>
                  <text:p text:style-name="P53">p64</text:p>
                </text:list-item>
              </text:list>
            </text:list-item>
            <text:list-item>
              <text:p text:style-name="P54">Unit 8</text:p>
              <text:list text:continue-numbering="true">
                <text:list-item>
                  <text:p text:style-name="P55">p66</text:p>
                </text:list-item>
                <text:list-item>
                  <text:p text:style-name="P56">p68</text:p>
                </text:list-item>
                <text:list-item>
                  <text:p text:style-name="P57">p70</text:p>
                </text:list-item>
                <text:list-item>
                  <text:p text:style-name="P58">p72</text:p>
                </text:list-item>
                <text:list-item>
                  <text:p text:style-name="P59">p74</text:p>
                </text:list-item>
              </text:list>
            </text:list-item>
          </text:list>
        </text:list-item>
        <text:list-item>
          <text:p text:style-name="P60">Phonics</text:p>
          <text:list text:continue-numbering="true">
            <text:list-item>
              <text:p text:style-name="P61">p60-69</text:p>
              <text:list text:continue-numbering="true">
                <text:list-item>
                  <text:p text:style-name="P62">ot</text:p>
                </text:list-item>
                <text:list-item>
                  <text:p text:style-name="P63">op</text:p>
                </text:list-item>
                <text:list-item>
                  <text:p text:style-name="P64">Helper words</text:p>
                </text:list-item>
                <text:list-item>
                  <text:p text:style-name="P65">What<text:s/>has dots</text:p>
                </text:list-item>
                <text:list-item>
                  <text:p text:style-name="P66">What has Caps</text:p>
                </text:list-item>
                <text:list-item>
                  <text:p text:style-name="P67">Pop Fox</text:p>
                </text:list-item>
                <text:list-item>
                  <text:p text:style-name="P68">og</text:p>
                </text:list-item>
                <text:list-item>
                  <text:p text:style-name="P69">Review og, ox, ot, op</text:p>
                </text:list-item>
              </text:list>
            </text:list-item>
            <text:list-item>
              <text:p text:style-name="P70">p70-79</text:p>
              <text:list text:continue-numbering="true">
                <text:list-item>
                  <text:p text:style-name="P71">ob</text:p>
                </text:list-item>
                <text:list-item>
                  <text:p text:style-name="P72">Review ob, ox, ot, op, og</text:p>
                </text:list-item>
                <text:list-item>
                  <text:p text:style-name="P73">Workbook review</text:p>
                </text:list-item>
                <text:list-item>
                  <text:p text:style-name="P74">Helper words</text:p>
                </text:list-item>
                <text:list-item>
                  <text:p text:style-name="P75">The Fog</text:p>
                </text:list-item>
                <text:list-item>
                  <text:p text:style-name="P76">Word Play</text:p>
                </text:list-item>
                <text:list-item>
                  <text:p text:style-name="P77">ug</text:p>
                </text:list-item>
                <text:list-item>
                  <text:p text:style-name="P78">Review ug</text:p>
                </text:list-item>
              </text:list>
            </text:list-item>
            <text:list-item>
              <text:p text:style-name="P79">p80 - 89</text:p>
              <text:list text:continue-numbering="true">
                <text:list-item>
                  <text:p text:style-name="P80">Bugs and Dogs</text:p>
                </text:list-item>
                <text:list-item>
                  <text:p text:style-name="P81">un</text:p>
                </text:list-item>
                <text:list-item>
                  <text:p text:style-name="P82">Review un, ug</text:p>
                </text:list-item>
                <text:list-item>
                  <text:p text:style-name="P83">ub</text:p>
                </text:list-item>
                <text:list-item>
                  <text:p text:style-name="P84">Review ub, ug, un</text:p>
                </text:list-item>
                <text:list-item>
                  <text:p text:style-name="P85">Helper Words</text:p>
                </text:list-item>
                <text:list-item>
                  <text:p text:style-name="P86">Bug fun</text:p>
                </text:list-item>
                <text:list-item>
                  <text:p text:style-name="P87">Tub Fun</text:p>
                </text:list-item>
              </text:list>
            </text:list-item>
            <text:list-item>
              <text:p text:style-name="P88">p90 - 99</text:p>
              <text:list text:continue-numbering="true">
                <text:list-item>
                  <text:p text:style-name="P89">ut</text:p>
                </text:list-item>
                <text:list-item>
                  <text:p text:style-name="P90">Review ut, ug, un, ub</text:p>
                </text:list-item>
                <text:list-item>
                  <text:p text:style-name="P91">up</text:p>
                </text:list-item>
                <text:list-item>
                  <text:p text:style-name="P92">Review up, ug, un, ub, ut</text:p>
                </text:list-item>
                <text:list-item>
                  <text:p text:style-name="P93">Cub and Pup</text:p>
                </text:list-item>
                <text:list-item>
                  <text:p text:style-name="P94">Let's Read</text:p>
                </text:list-item>
                <text:list-item>
                  <text:p text:style-name="P95">Helper Words</text:p>
                </text:list-item>
                <text:list-item>
                  <text:p text:style-name="P96">Look!</text:p>
                </text:list-item>
              </text:list>
            </text:list-item>
            <text:list-item>
              <text:p text:style-name="P97">p100-109</text:p>
              <text:list text:continue-numbering="true">
                <text:list-item>
                  <text:p text:style-name="P98">Dog Bug</text:p>
                </text:list-item>
                <text:list-item>
                  <text:p text:style-name="P99">ed</text:p>
                </text:list-item>
                <text:list-item>
                  <text:p text:style-name="P100">Review ed</text:p>
                </text:list-item>
                <text:list-item>
                  <text:p text:style-name="P101">Ned and Ted</text:p>
                </text:list-item>
                <text:list-item>
                  <text:p text:style-name="P102">et</text:p>
                </text:list-item>
                <text:list-item>
                  <text:p text:style-name="P103">Review et, ed</text:p>
                </text:list-item>
              </text:list>
            </text:list-item>
            <text:list-item>
              <text:p text:style-name="P104">p110-120</text:p>
              <text:list text:continue-numbering="true">
                <text:list-item>
                  <text:p text:style-name="P105">en</text:p>
                </text:list-item>
                <text:list-item>
                  <text:p text:style-name="P106">Review en, ed, et</text:p>
                </text:list-item>
                <text:list-item>
                  <text:p text:style-name="P107">Helper Words</text:p>
                </text:list-item>
                <text:list-item>
                  <text:p text:style-name="P108">Rag Gets Wet</text:p>
                </text:list-item>
                <text:list-item>
                  <text:p text:style-name="P109">eg</text:p>
                </text:list-item>
                <text:list-item>
                  <text:p text:style-name="P110">Review eg, ed, et, en</text:p>
                </text:list-item>
                <text:list-item>
                  <text:p text:style-name="P111">el</text:p>
                </text:list-item>
                <text:list-item>
                  <text:p text:style-name="P112">Review el, ed, et,<text:s/>en, eg</text:p>
                </text:list-item>
                <text:list-item>
                  <text:p text:style-name="P113">Helper words</text:p>
                </text:list-item>
                <text:list-item>
                  <text:p text:style-name="P114">What Do You Want?</text:p>
                </text:list-item>
              </text:list>
            </text:list-item>
            <text:list-item>
              <text:p text:style-name="P115">p121-130</text:p>
              <text:list text:continue-numbering="true">
                <text:list-item>
                  <text:p text:style-name="P116">Hip-O gets a Pet</text:p>
                </text:list-item>
                <text:list-item>
                  <text:p text:style-name="P117">c, k, ck</text:p>
                </text:list-item>
                <text:list-item>
                  <text:p text:style-name="P118">Review ack, eck, ick, ock uck</text:p>
                </text:list-item>
                <text:list-item>
                  <text:p text:style-name="P119">Word Play</text:p>
                </text:list-item>
                <text:list-item>
                  <text:p text:style-name="P120">Tick Tock</text:p>
                </text:list-item>
                <text:list-item>
                  <text:p text:style-name="P121">Compound Words</text:p>
                </text:list-item>
                <text:list-item>
                  <text:p text:style-name="P122">Workbook Review</text:p>
                </text:list-item>
                <text:list-item>
                  <text:p text:style-name="P123">Helper Words</text:p>
                </text:list-item>
                <text:list-item>
                  <text:p text:style-name="P124">The Big Game</text:p>
                </text:list-item>
              </text:list>
            </text:list-item>
            <text:list-item>
              <text:p text:style-name="P125">p131-135</text:p>
              <text:list text:continue-numbering="true">
                <text:list-item>
                  <text:p text:style-name="P126">Where is Zot?</text:p>
                </text:list-item>
                <text:list-item>
                  <text:p text:style-name="P127">Helper Words</text:p>
                </text:list-item>
                <text:list-item>
                  <text:p text:style-name="P128">Run! Now!</text:p>
                </text:list-item>
                <text:list-item>
                  <text:p text:style-name="P129">Tick-Tock Get's a Pal</text:p>
                </text:list-item>
              </text:list>
            </text:list-item>
          </text:list>
        </text:list-item>
        <text:list-item>
          <text:p text:style-name="P130">Scott Foresman 1.2</text:p>
          <text:list text:continue-numbering="true">
            <text:list-item>
              <text:p text:style-name="P131">Unit 1</text:p>
              <text:list text:continue-numbering="true">
                <text:list-item>
                  <text:p text:style-name="P132">The Nap</text:p>
                </text:list-item>
                <text:list-item>
                  <text:p text:style-name="P133">Oh Cats</text:p>
                </text:list-item>
                <text:list-item>
                  <text:p text:style-name="P134">Language - Sentences</text:p>
                </text:list-item>
              </text:list>
            </text:list-item>
            <text:list-item>
              <text:p text:style-name="P135">Unit 2</text:p>
              <text:list text:continue-numbering="true">
                <text:list-item>
                  <text:p text:style-name="P136">Look at that</text:p>
                </text:list-item>
                <text:list-item>
                  <text:p text:style-name="P137">Can you find it?</text:p>
                </text:list-item>
                <text:list-item>
                  <text:p text:style-name="P138">Language - Naming parts</text:p>
                </text:list-item>
              </text:list>
            </text:list-item>
            <text:list-item>
              <text:p text:style-name="P139">Unit 3</text:p>
              <text:list text:continue-numbering="true">
                <text:list-item>
                  <text:p text:style-name="P140">What did I see?</text:p>
                </text:list-item>
                <text:list-item>
                  <text:p text:style-name="P141">I went walking</text:p>
                </text:list-item>
                <text:list-item>
                  <text:p text:style-name="P142">Language - Action parts</text:p>
                </text:list-item>
              </text:list>
            </text:list-item>
            <text:list-item>
              <text:p text:style-name="P143">Unit 4</text:p>
              <text:list text:continue-numbering="true">
                <text:list-item>
                  <text:p text:style-name="P144">Fish Mix</text:p>
                </text:list-item>
                <text:list-item>
                  <text:p text:style-name="P145">How many fish</text:p>
                </text:list-item>
                <text:list-item>
                  <text:p text:style-name="P146">One, Two, Three, Four, Five</text:p>
                </text:list-item>
                <text:list-item>
                  <text:p text:style-name="P147">Language - Word Order</text:p>
                </text:list-item>
              </text:list>
            </text:list-item>
            <text:list-item>
              <text:p text:style-name="P148">Unit 5</text:p>
              <text:list text:continue-numbering="true">
                <text:list-item>
                  <text:p text:style-name="P149">Jog, Frog, Jog</text:p>
                </text:list-item>
                <text:list-item>
                  <text:p text:style-name="P150">Tadpole to Frog</text:p>
                </text:list-item>
                <text:list-item>
                  <text:p text:style-name="P151">Notice</text:p>
                </text:list-item>
                <text:list-item>
                  <text:p text:style-name="P152">Language - Telling Sentences</text:p>
                </text:list-item>
              </text:list>
            </text:list-item>
            <text:list-item>
              <text:p text:style-name="P153">Unit 6</text:p>
              <text:list text:continue-numbering="true">
                <text:list-item>
                  <text:p text:style-name="P154">A Big Job</text:p>
                </text:list-item>
                <text:list-item>
                  <text:p text:style-name="P155">Sweet Potato Pie</text:p>
                </text:list-item>
                <text:list-item>
                  <text:p text:style-name="P156">Language Arts</text:p>
                </text:list-item>
                <text:list-item>
                  <text:p text:style-name="P157">Words I know</text:p>
                </text:list-item>
              </text:list>
            </text:list-item>
          </text:list>
        </text:list-item>
      </text:list>
      <text:h text:style-name="Heading2" text:outline-level="2">K2</text:h>
      <text:h text:style-name="Heading3" text:outline-level="3">1000 Words</text:h>
      <text:h text:style-name="Normal" text:outline-level="4">Supermarket</text:h>
      <text:h text:style-name="Normal" text:outline-level="4">Shopping Center</text:h>
      <text:h text:style-name="Normal" text:outline-level="4">Bird Park</text:h>
      <text:h text:style-name="Normal" text:outline-level="4">At the Zoo</text:h>
      <text:h text:style-name="Normal" text:outline-level="4">At the Beach</text:h>
      <text:h text:style-name="Normal" text:outline-level="4">At the Circus</text:h>
      <text:h text:style-name="Normal" text:outline-level="4">In the<text:s/>Playground</text:h>
      <text:h text:style-name="Heading3" text:outline-level="3">Let's Go</text:h>
      <text:h text:style-name="Normal" text:outline-level="4">Unit 5</text:h>
      <text:list text:style-name="LFO6" text:continue-numbering="true">
        <text:list-item>
          <text:p text:style-name="P158">p40</text:p>
        </text:list-item>
        <text:list-item>
          <text:p text:style-name="P159">p42</text:p>
        </text:list-item>
        <text:list-item>
          <text:p text:style-name="P160">p44</text:p>
        </text:list-item>
        <text:list-item>
          <text:p text:style-name="P161">p46</text:p>
        </text:list-item>
      </text:list>
      <text:h text:style-name="Normal" text:outline-level="4">Unit 6</text:h>
      <text:list text:style-name="LFO6" text:continue-numbering="true">
        <text:list-item>
          <text:p text:style-name="P162">p48</text:p>
        </text:list-item>
        <text:list-item>
          <text:p text:style-name="P163">p50</text:p>
        </text:list-item>
        <text:list-item>
          <text:p text:style-name="P164">p52</text:p>
        </text:list-item>
        <text:list-item>
          <text:p text:style-name="P165">p54</text:p>
        </text:list-item>
        <text:list-item>
          <text:p text:style-name="P166">p56</text:p>
        </text:list-item>
      </text:list>
      <text:h text:style-name="Normal" text:outline-level="4">Unit 7</text:h>
      <text:list text:style-name="LFO6" text:continue-numbering="true">
        <text:list-item>
          <text:p text:style-name="P167">p58</text:p>
        </text:list-item>
        <text:list-item>
          <text:p text:style-name="P168">p60</text:p>
        </text:list-item>
        <text:list-item>
          <text:p text:style-name="P169">p62</text:p>
        </text:list-item>
        <text:list-item>
          <text:p text:style-name="P170">p64</text:p>
        </text:list-item>
      </text:list>
      <text:h text:style-name="Normal" text:outline-level="4">Unit 8</text:h>
      <text:list text:style-name="LFO6" text:continue-numbering="true">
        <text:list-item>
          <text:p text:style-name="P171">p66</text:p>
        </text:list-item>
        <text:list-item>
          <text:p text:style-name="P172">p68</text:p>
        </text:list-item>
        <text:list-item>
          <text:p text:style-name="P173">p70</text:p>
        </text:list-item>
        <text:list-item>
          <text:p text:style-name="P174">p72</text:p>
        </text:list-item>
        <text:list-item>
          <text:p text:style-name="P175">p74</text:p>
        </text:list-item>
      </text:list>
      <text:soft-page-break/>
      <text:h text:style-name="Heading3" text:outline-level="3">Phonics</text:h>
      <text:h text:style-name="Normal" text:outline-level="4">p60-69</text:h>
      <text:list text:style-name="LFO6" text:continue-numbering="true">
        <text:list-item>
          <text:p text:style-name="P176">ot</text:p>
        </text:list-item>
        <text:list-item>
          <text:p text:style-name="P177">op</text:p>
        </text:list-item>
        <text:list-item>
          <text:p text:style-name="P178">Helper words</text:p>
        </text:list-item>
        <text:list-item>
          <text:p text:style-name="P179">What has dots</text:p>
        </text:list-item>
        <text:list-item>
          <text:p text:style-name="P180">What has Caps</text:p>
        </text:list-item>
        <text:list-item>
          <text:p text:style-name="P181">Pop Fox</text:p>
        </text:list-item>
        <text:list-item>
          <text:p text:style-name="P182">og</text:p>
        </text:list-item>
        <text:list-item>
          <text:p text:style-name="P183">Review og, ox, ot, op</text:p>
        </text:list-item>
      </text:list>
      <text:h text:style-name="Normal" text:outline-level="4">p70-79</text:h>
      <text:list text:style-name="LFO6" text:continue-numbering="true">
        <text:list-item>
          <text:p text:style-name="P184">ob</text:p>
        </text:list-item>
        <text:list-item>
          <text:p text:style-name="P185">Review ob, ox, ot, op, og</text:p>
        </text:list-item>
        <text:list-item>
          <text:p text:style-name="P186">Workbook review</text:p>
        </text:list-item>
        <text:list-item>
          <text:p text:style-name="P187">Helper words</text:p>
        </text:list-item>
        <text:list-item>
          <text:p text:style-name="P188">The Fog</text:p>
        </text:list-item>
        <text:list-item>
          <text:p text:style-name="P189">Word Play</text:p>
        </text:list-item>
        <text:list-item>
          <text:p text:style-name="P190">ug</text:p>
        </text:list-item>
        <text:list-item>
          <text:p text:style-name="P191">Review ug</text:p>
        </text:list-item>
      </text:list>
      <text:h text:style-name="Normal" text:outline-level="4">p80 - 89</text:h>
      <text:list text:style-name="LFO6" text:continue-numbering="true">
        <text:list-item>
          <text:p text:style-name="P192">Bugs and Dogs</text:p>
        </text:list-item>
        <text:list-item>
          <text:p text:style-name="P193">un</text:p>
        </text:list-item>
        <text:list-item>
          <text:p text:style-name="P194">Review un, ug</text:p>
        </text:list-item>
        <text:list-item>
          <text:p text:style-name="P195">ub</text:p>
        </text:list-item>
        <text:list-item>
          <text:p text:style-name="P196">Review ub, ug, un</text:p>
        </text:list-item>
        <text:list-item>
          <text:p text:style-name="P197">Helper Words</text:p>
        </text:list-item>
        <text:list-item>
          <text:p text:style-name="P198">Bug fun</text:p>
        </text:list-item>
        <text:list-item>
          <text:p text:style-name="P199">Tub Fun</text:p>
        </text:list-item>
      </text:list>
      <text:h text:style-name="Normal" text:outline-level="4">p90 - 99</text:h>
      <text:list text:style-name="LFO6" text:continue-numbering="true">
        <text:list-item>
          <text:p text:style-name="P200">ut</text:p>
        </text:list-item>
        <text:list-item>
          <text:p text:style-name="P201">Review ut, ug, un, ub</text:p>
        </text:list-item>
        <text:list-item>
          <text:p text:style-name="P202">up</text:p>
        </text:list-item>
        <text:list-item>
          <text:p text:style-name="P203">Review up, ug, un, ub, ut</text:p>
        </text:list-item>
        <text:list-item>
          <text:p text:style-name="P204">Cub and Pup</text:p>
        </text:list-item>
        <text:list-item>
          <text:p text:style-name="P205">Let's Read</text:p>
        </text:list-item>
        <text:list-item>
          <text:p text:style-name="P206">Helper Words</text:p>
        </text:list-item>
        <text:list-item>
          <text:p text:style-name="P207">Look!</text:p>
        </text:list-item>
      </text:list>
      <text:h text:style-name="Normal" text:outline-level="4">p100-109</text:h>
      <text:list text:style-name="LFO6" text:continue-numbering="true">
        <text:list-item>
          <text:p text:style-name="P208">Dog Bug</text:p>
        </text:list-item>
        <text:list-item>
          <text:p text:style-name="P209">ed</text:p>
        </text:list-item>
        <text:list-item>
          <text:p text:style-name="P210">Review ed</text:p>
        </text:list-item>
        <text:list-item>
          <text:p text:style-name="P211">Ned and Ted</text:p>
        </text:list-item>
        <text:list-item>
          <text:p text:style-name="P212">et</text:p>
        </text:list-item>
        <text:list-item>
          <text:p text:style-name="P213">Review et, ed</text:p>
        </text:list-item>
      </text:list>
      <text:h text:style-name="Normal" text:outline-level="4">p110-120</text:h>
      <text:list text:style-name="LFO6" text:continue-numbering="true">
        <text:list-item>
          <text:p text:style-name="P214">en</text:p>
        </text:list-item>
        <text:list-item>
          <text:p text:style-name="P215">Review en, ed, et</text:p>
        </text:list-item>
        <text:list-item>
          <text:p text:style-name="P216">Helper Words</text:p>
        </text:list-item>
        <text:list-item>
          <text:p text:style-name="P217">Rag Gets Wet</text:p>
        </text:list-item>
        <text:list-item>
          <text:p text:style-name="P218">eg</text:p>
        </text:list-item>
        <text:list-item>
          <text:p text:style-name="P219">Review eg, ed, et, en</text:p>
        </text:list-item>
        <text:list-item>
          <text:p text:style-name="P220">el</text:p>
        </text:list-item>
        <text:list-item>
          <text:p text:style-name="P221">Review el, ed, et, en, eg</text:p>
        </text:list-item>
        <text:list-item>
          <text:p text:style-name="P222">Helper words</text:p>
        </text:list-item>
        <text:list-item>
          <text:p text:style-name="P223">What Do You Want?</text:p>
        </text:list-item>
      </text:list>
      <text:h text:style-name="Normal" text:outline-level="4">p121-130</text:h>
      <text:list text:style-name="LFO6" text:continue-numbering="true">
        <text:list-item>
          <text:p text:style-name="P224">Hip-O gets a Pet</text:p>
        </text:list-item>
        <text:list-item>
          <text:p text:style-name="P225">c, k, ck</text:p>
        </text:list-item>
        <text:list-item>
          <text:p text:style-name="P226">Review ack,<text:s/>eck, ick, ock uck</text:p>
        </text:list-item>
        <text:list-item>
          <text:p text:style-name="P227">Word Play</text:p>
        </text:list-item>
        <text:list-item>
          <text:p text:style-name="P228">Tick Tock</text:p>
        </text:list-item>
        <text:list-item>
          <text:p text:style-name="P229">Compound Words</text:p>
        </text:list-item>
        <text:list-item>
          <text:p text:style-name="P230">Workbook Review</text:p>
        </text:list-item>
        <text:list-item>
          <text:p text:style-name="P231">Helper Words</text:p>
        </text:list-item>
        <text:list-item>
          <text:p text:style-name="P232">The Big Game</text:p>
        </text:list-item>
      </text:list>
      <text:h text:style-name="Normal" text:outline-level="4">p131-135</text:h>
      <text:list text:style-name="LFO6" text:continue-numbering="true">
        <text:list-item>
          <text:p text:style-name="P233">Where is Zot?</text:p>
        </text:list-item>
        <text:list-item>
          <text:p text:style-name="P234">Helper Words</text:p>
        </text:list-item>
        <text:list-item>
          <text:p text:style-name="P235">Run! Now!</text:p>
        </text:list-item>
        <text:list-item>
          <text:p text:style-name="P236">Tick-Tock Get's a Pal</text:p>
        </text:list-item>
      </text:list>
      <text:h text:style-name="Heading3" text:outline-level="3">Scott Foresman 1.2</text:h>
      <text:h text:style-name="Normal" text:outline-level="4">Unit 1</text:h>
      <text:list text:style-name="LFO6" text:continue-numbering="true">
        <text:list-item>
          <text:p text:style-name="P237">The Nap</text:p>
        </text:list-item>
        <text:list-item>
          <text:p text:style-name="P238">Oh Cats</text:p>
        </text:list-item>
        <text:list-item>
          <text:p text:style-name="P239">Language - Sentences</text:p>
        </text:list-item>
      </text:list>
      <text:h text:style-name="Normal" text:outline-level="4">Unit 2</text:h>
      <text:list text:style-name="LFO6" text:continue-numbering="true">
        <text:list-item>
          <text:p text:style-name="P240">Look at that</text:p>
        </text:list-item>
        <text:list-item>
          <text:p text:style-name="P241">Can you<text:s/>find it?</text:p>
        </text:list-item>
        <text:list-item>
          <text:p text:style-name="P242">Language - Naming parts</text:p>
        </text:list-item>
      </text:list>
      <text:h text:style-name="Normal" text:outline-level="4">Unit 3</text:h>
      <text:list text:style-name="LFO6" text:continue-numbering="true">
        <text:list-item>
          <text:p text:style-name="P243">What did I see?</text:p>
        </text:list-item>
        <text:list-item>
          <text:p text:style-name="P244">I went walking</text:p>
        </text:list-item>
        <text:list-item>
          <text:p text:style-name="P245">Language - Action parts</text:p>
        </text:list-item>
      </text:list>
      <text:h text:style-name="Normal" text:outline-level="4">Unit 4</text:h>
      <text:list text:style-name="LFO6" text:continue-numbering="true">
        <text:list-item>
          <text:p text:style-name="P246">Fish Mix</text:p>
        </text:list-item>
        <text:list-item>
          <text:p text:style-name="P247">How many fish</text:p>
        </text:list-item>
        <text:list-item>
          <text:p text:style-name="P248">One, Two, Three, Four, Five</text:p>
        </text:list-item>
        <text:list-item>
          <text:p text:style-name="P249">Language - Word Order</text:p>
        </text:list-item>
      </text:list>
      <text:h text:style-name="Normal" text:outline-level="4">Unit 5</text:h>
      <text:list text:style-name="LFO6" text:continue-numbering="true">
        <text:list-item>
          <text:p text:style-name="P250">Jog, Frog, Jog</text:p>
        </text:list-item>
        <text:list-item>
          <text:p text:style-name="P251">Tadpole to Frog</text:p>
        </text:list-item>
        <text:list-item>
          <text:p text:style-name="P252">Notice</text:p>
        </text:list-item>
        <text:list-item>
          <text:p text:style-name="P253">Language - Telling Sentences</text:p>
        </text:list-item>
      </text:list>
      <text:h text:style-name="Normal" text:outline-level="4">Unit 6</text:h>
      <text:list text:style-name="LFO6" text:continue-numbering="true">
        <text:list-item>
          <text:p text:style-name="P254">A Big Job</text:p>
        </text:list-item>
        <text:list-item>
          <text:p text:style-name="P255">Sweet Potato Pie</text:p>
        </text:list-item>
        <text:list-item>
          <text:p text:style-name="P256">Language Arts</text:p>
        </text:list-item>
        <text:list-item>
          <text:p text:style-name="P257">Words I know</text:p>
        </text:list-item>
      </text:list>
      <text:h text:style-name="Heading2" text:outline-level="2">K3</text:h>
      <text:list text:style-name="LFO6" text:continue-numbering="true">
        <text:list-item>
          <text:p text:style-name="P258">1000 Words</text:p>
          <text:list text:continue-numbering="true">
            <text:list-item>
              <text:p text:style-name="P259">Supermarket</text:p>
            </text:list-item>
            <text:list-item>
              <text:p text:style-name="P260">Shopping Center</text:p>
            </text:list-item>
            <text:list-item>
              <text:p text:style-name="P261">Bird Park</text:p>
            </text:list-item>
            <text:list-item>
              <text:p text:style-name="P262">At the Zoo</text:p>
            </text:list-item>
            <text:list-item>
              <text:p text:style-name="P263">At the Beach</text:p>
            </text:list-item>
            <text:list-item>
              <text:p text:style-name="P264">At the Circus</text:p>
            </text:list-item>
            <text:list-item>
              <text:p text:style-name="P265">In the Playground</text:p>
            </text:list-item>
          </text:list>
        </text:list-item>
        <text:list-item>
          <text:p text:style-name="P266">Let's Go</text:p>
          <text:list text:continue-numbering="true">
            <text:list-item>
              <text:p text:style-name="P267">Unit 5</text:p>
              <text:list text:continue-numbering="true">
                <text:list-item>
                  <text:p text:style-name="P268">p40</text:p>
                </text:list-item>
                <text:list-item>
                  <text:p text:style-name="P269">p42</text:p>
                </text:list-item>
                <text:list-item>
                  <text:p text:style-name="P270">p44</text:p>
                </text:list-item>
                <text:list-item>
                  <text:p text:style-name="P271">p46</text:p>
                </text:list-item>
              </text:list>
            </text:list-item>
            <text:list-item>
              <text:p text:style-name="P272">Unit 6</text:p>
              <text:list text:continue-numbering="true">
                <text:list-item>
                  <text:p text:style-name="P273">p48</text:p>
                </text:list-item>
                <text:list-item>
                  <text:p text:style-name="P274">p50</text:p>
                </text:list-item>
                <text:list-item>
                  <text:p text:style-name="P275">p52</text:p>
                </text:list-item>
                <text:list-item>
                  <text:p text:style-name="P276">p54</text:p>
                </text:list-item>
                <text:list-item>
                  <text:p text:style-name="P277">p56</text:p>
                </text:list-item>
              </text:list>
            </text:list-item>
            <text:list-item>
              <text:p text:style-name="P278">Unit 7</text:p>
              <text:list text:continue-numbering="true">
                <text:list-item>
                  <text:p text:style-name="P279">p58</text:p>
                </text:list-item>
                <text:list-item>
                  <text:p text:style-name="P280">p60</text:p>
                </text:list-item>
                <text:list-item>
                  <text:p text:style-name="P281">p62</text:p>
                </text:list-item>
                <text:list-item>
                  <text:p text:style-name="P282">p64</text:p>
                </text:list-item>
              </text:list>
            </text:list-item>
            <text:list-item>
              <text:p text:style-name="P283">Unit 8</text:p>
              <text:list text:continue-numbering="true">
                <text:list-item>
                  <text:p text:style-name="P284">p66</text:p>
                </text:list-item>
                <text:list-item>
                  <text:p text:style-name="P285">p68</text:p>
                </text:list-item>
                <text:list-item>
                  <text:p text:style-name="P286">p70</text:p>
                </text:list-item>
                <text:list-item>
                  <text:p text:style-name="P287">p72</text:p>
                </text:list-item>
                <text:list-item>
                  <text:p text:style-name="P288">p74</text:p>
                </text:list-item>
              </text:list>
            </text:list-item>
          </text:list>
        </text:list-item>
        <text:list-item>
          <text:p text:style-name="P289">Phonics</text:p>
          <text:list text:continue-numbering="true">
            <text:list-item>
              <text:p text:style-name="P290">p60-69</text:p>
              <text:list text:continue-numbering="true">
                <text:list-item>
                  <text:p text:style-name="P291">ot</text:p>
                </text:list-item>
                <text:list-item>
                  <text:p text:style-name="P292">op</text:p>
                </text:list-item>
                <text:list-item>
                  <text:p text:style-name="P293">Helper words</text:p>
                </text:list-item>
                <text:list-item>
                  <text:p text:style-name="P294">What has dots</text:p>
                </text:list-item>
                <text:list-item>
                  <text:p text:style-name="P295">What has Caps</text:p>
                </text:list-item>
                <text:list-item>
                  <text:p text:style-name="P296">Pop Fox</text:p>
                </text:list-item>
                <text:list-item>
                  <text:p text:style-name="P297">og</text:p>
                </text:list-item>
                <text:list-item>
                  <text:p text:style-name="P298">Review og, ox, ot, op</text:p>
                </text:list-item>
              </text:list>
            </text:list-item>
            <text:list-item>
              <text:p text:style-name="P299">p70-79</text:p>
              <text:list text:continue-numbering="true">
                <text:list-item>
                  <text:p text:style-name="P300">ob</text:p>
                </text:list-item>
                <text:list-item>
                  <text:p text:style-name="P301">Review ob, ox, ot, op, og</text:p>
                </text:list-item>
                <text:list-item>
                  <text:p text:style-name="P302">Workbook review</text:p>
                </text:list-item>
                <text:list-item>
                  <text:p text:style-name="P303">Helper words</text:p>
                </text:list-item>
                <text:list-item>
                  <text:p text:style-name="P304">The Fog</text:p>
                </text:list-item>
                <text:list-item>
                  <text:p text:style-name="P305">Word Play</text:p>
                </text:list-item>
                <text:list-item>
                  <text:p text:style-name="P306">ug</text:p>
                </text:list-item>
                <text:list-item>
                  <text:p text:style-name="P307">Review ug</text:p>
                </text:list-item>
              </text:list>
            </text:list-item>
            <text:list-item>
              <text:p text:style-name="P308">p80 - 89</text:p>
              <text:list text:continue-numbering="true">
                <text:list-item>
                  <text:p text:style-name="P309">Bugs and Dogs</text:p>
                </text:list-item>
                <text:list-item>
                  <text:p text:style-name="P310">un</text:p>
                </text:list-item>
                <text:list-item>
                  <text:p text:style-name="P311">Review un, ug</text:p>
                </text:list-item>
                <text:list-item>
                  <text:p text:style-name="P312">ub</text:p>
                </text:list-item>
                <text:list-item>
                  <text:p text:style-name="P313">Review ub, ug, un</text:p>
                </text:list-item>
                <text:list-item>
                  <text:p text:style-name="P314">Helper Words</text:p>
                </text:list-item>
                <text:list-item>
                  <text:p text:style-name="P315">Bug fun</text:p>
                </text:list-item>
                <text:list-item>
                  <text:p text:style-name="P316">Tub Fun</text:p>
                </text:list-item>
              </text:list>
            </text:list-item>
            <text:list-item>
              <text:p text:style-name="P317">p90 - 99</text:p>
              <text:list text:continue-numbering="true">
                <text:list-item>
                  <text:p text:style-name="P318">ut</text:p>
                </text:list-item>
                <text:list-item>
                  <text:p text:style-name="P319">Review ut, ug, un, ub</text:p>
                </text:list-item>
                <text:list-item>
                  <text:p text:style-name="P320">up</text:p>
                </text:list-item>
                <text:list-item>
                  <text:p text:style-name="P321">Review up, ug, un, ub, ut</text:p>
                </text:list-item>
                <text:list-item>
                  <text:p text:style-name="P322">Cub and Pup</text:p>
                </text:list-item>
                <text:list-item>
                  <text:p text:style-name="P323">Let's Read</text:p>
                </text:list-item>
                <text:list-item>
                  <text:p text:style-name="P324">Helper Words</text:p>
                </text:list-item>
                <text:list-item>
                  <text:p text:style-name="P325">Look!</text:p>
                </text:list-item>
              </text:list>
            </text:list-item>
            <text:list-item>
              <text:p text:style-name="P326">p100-109</text:p>
              <text:list text:continue-numbering="true">
                <text:list-item>
                  <text:p text:style-name="P327">Dog Bug</text:p>
                </text:list-item>
                <text:list-item>
                  <text:p text:style-name="P328">ed</text:p>
                </text:list-item>
                <text:list-item>
                  <text:p text:style-name="P329">Review ed</text:p>
                </text:list-item>
                <text:list-item>
                  <text:p text:style-name="P330">Ned and Ted</text:p>
                </text:list-item>
                <text:list-item>
                  <text:p text:style-name="P331">et</text:p>
                </text:list-item>
                <text:list-item>
                  <text:p text:style-name="P332">Review et, ed</text:p>
                </text:list-item>
              </text:list>
            </text:list-item>
            <text:list-item>
              <text:p text:style-name="P333">p110-120</text:p>
              <text:list text:continue-numbering="true">
                <text:list-item>
                  <text:p text:style-name="P334">en</text:p>
                </text:list-item>
                <text:list-item>
                  <text:p text:style-name="P335">Review en, ed, et</text:p>
                </text:list-item>
                <text:list-item>
                  <text:p text:style-name="P336">Helper<text:s/>Words</text:p>
                </text:list-item>
                <text:list-item>
                  <text:p text:style-name="P337">Rag Gets Wet</text:p>
                </text:list-item>
                <text:list-item>
                  <text:p text:style-name="P338">eg</text:p>
                </text:list-item>
                <text:list-item>
                  <text:p text:style-name="P339">Review eg, ed, et, en</text:p>
                </text:list-item>
                <text:list-item>
                  <text:p text:style-name="P340">el</text:p>
                </text:list-item>
                <text:list-item>
                  <text:p text:style-name="P341">Review el, ed, et, en, eg</text:p>
                </text:list-item>
                <text:list-item>
                  <text:p text:style-name="P342">Helper words</text:p>
                </text:list-item>
                <text:list-item>
                  <text:p text:style-name="P343">What Do You Want?</text:p>
                </text:list-item>
              </text:list>
            </text:list-item>
            <text:list-item>
              <text:p text:style-name="P344">p121-130</text:p>
              <text:list text:continue-numbering="true">
                <text:list-item>
                  <text:p text:style-name="P345">Hip-O gets a Pet</text:p>
                </text:list-item>
                <text:list-item>
                  <text:p text:style-name="P346">c, k, ck</text:p>
                </text:list-item>
                <text:list-item>
                  <text:p text:style-name="P347">Review ack, eck, ick, ock uck</text:p>
                </text:list-item>
                <text:list-item>
                  <text:p text:style-name="P348">Word Play</text:p>
                </text:list-item>
                <text:list-item>
                  <text:p text:style-name="P349">Tick Tock</text:p>
                </text:list-item>
                <text:list-item>
                  <text:p text:style-name="P350">Compound Words</text:p>
                </text:list-item>
                <text:list-item>
                  <text:p text:style-name="P351">Workbook Review</text:p>
                </text:list-item>
                <text:list-item>
                  <text:p text:style-name="P352">Helper Words</text:p>
                </text:list-item>
                <text:list-item>
                  <text:p text:style-name="P353">The Big Game</text:p>
                </text:list-item>
              </text:list>
            </text:list-item>
            <text:list-item>
              <text:p text:style-name="P354">p131-135</text:p>
              <text:list text:continue-numbering="true">
                <text:list-item>
                  <text:p text:style-name="P355">Where is Zot?</text:p>
                </text:list-item>
                <text:list-item>
                  <text:p text:style-name="P356">Helper Words</text:p>
                </text:list-item>
                <text:list-item>
                  <text:p text:style-name="P357">Run! Now!</text:p>
                </text:list-item>
                <text:list-item>
                  <text:p text:style-name="P358">Tick-Tock Get's a Pal</text:p>
                </text:list-item>
              </text:list>
            </text:list-item>
          </text:list>
        </text:list-item>
        <text:list-item>
          <text:p text:style-name="P359">Scott Foresman 1.2</text:p>
          <text:list text:continue-numbering="true">
            <text:list-item>
              <text:p text:style-name="P360">Unit 1</text:p>
              <text:list text:continue-numbering="true">
                <text:list-item>
                  <text:p text:style-name="P361">The Nap</text:p>
                </text:list-item>
                <text:list-item>
                  <text:p text:style-name="P362">Oh Cats</text:p>
                </text:list-item>
                <text:list-item>
                  <text:p text:style-name="P363">Language - Sentences</text:p>
                </text:list-item>
              </text:list>
            </text:list-item>
            <text:list-item>
              <text:p text:style-name="P364">Unit 2</text:p>
              <text:list text:continue-numbering="true">
                <text:list-item>
                  <text:p text:style-name="P365">Look at that</text:p>
                </text:list-item>
                <text:list-item>
                  <text:p text:style-name="P366">Can you find it?</text:p>
                </text:list-item>
                <text:list-item>
                  <text:p text:style-name="P367">Language - Naming parts</text:p>
                </text:list-item>
              </text:list>
            </text:list-item>
            <text:list-item>
              <text:p text:style-name="P368">Unit 3</text:p>
              <text:list text:continue-numbering="true">
                <text:list-item>
                  <text:p text:style-name="P369">What did I see?</text:p>
                </text:list-item>
                <text:list-item>
                  <text:p text:style-name="P370">I went walking</text:p>
                </text:list-item>
                <text:list-item>
                  <text:p text:style-name="P371">Language - Action<text:s/>parts</text:p>
                </text:list-item>
              </text:list>
            </text:list-item>
            <text:list-item>
              <text:p text:style-name="P372">Unit 4</text:p>
              <text:list text:continue-numbering="true">
                <text:list-item>
                  <text:p text:style-name="P373">Fish Mix</text:p>
                </text:list-item>
                <text:list-item>
                  <text:p text:style-name="P374">How many fish</text:p>
                </text:list-item>
                <text:list-item>
                  <text:p text:style-name="P375">One, Two, Three, Four, Five</text:p>
                </text:list-item>
                <text:list-item>
                  <text:p text:style-name="P376">Language - Word Order</text:p>
                </text:list-item>
              </text:list>
            </text:list-item>
            <text:list-item>
              <text:p text:style-name="P377">Unit 5</text:p>
              <text:list text:continue-numbering="true">
                <text:list-item>
                  <text:p text:style-name="P378">Jog, Frog, Jog</text:p>
                </text:list-item>
                <text:list-item>
                  <text:p text:style-name="P379">Tadpole to Frog</text:p>
                </text:list-item>
                <text:list-item>
                  <text:p text:style-name="P380">Notice</text:p>
                </text:list-item>
                <text:list-item>
                  <text:p text:style-name="P381">Language - Telling Sentences</text:p>
                </text:list-item>
              </text:list>
            </text:list-item>
            <text:list-item>
              <text:p text:style-name="P382">Unit 6</text:p>
              <text:list text:continue-numbering="true">
                <text:list-item>
                  <text:p text:style-name="P383">A Big Job</text:p>
                </text:list-item>
                <text:list-item>
                  <text:p text:style-name="P384">Sweet Potato Pie</text:p>
                </text:list-item>
                <text:list-item>
                  <text:p text:style-name="P385">Language Arts</text:p>
                </text:list-item>
                <text:list-item>
                  <text:p text:style-name="P386">Words I know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PMingLiU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de" style:country-asian="DE" style:language-complex="de" style:country-complex="DE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ejaVu Sans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Heading" style:next-style-name="Subtitl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6LVL1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2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3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4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5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6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7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8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WW_CharLFO6LVL9" style:family="text">
      <style:text-properties style:font-name="StarSymbol" style:font-name-asian="StarSymbol" style:font-name-complex="StarSymbol" fo:font-size="9pt" style:font-size-asian="9pt" style:font-size-complex="9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■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○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■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○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■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Mark de Villiers</dc:creator>
    <meta:creation-date>2021-04-09T05:55:00Z</meta:creation-date>
    <dc:date>2021-04-14T08:43:00Z</dc:date>
    <meta:template xlink:href="Normal" xlink:type="simple"/>
    <meta:editing-cycles>5</meta:editing-cycles>
    <meta:editing-duration>PT0S</meta:editing-duration>
    <meta:document-statistic meta:page-count="10" meta:paragraph-count="13" meta:word-count="1023" meta:character-count="6844" meta:row-count="48" meta:non-whitespace-character-count="5834"/>
  </office:meta>
</office:document-meta>
</file>